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1">
      <style:paragraph-properties>
        <style:tab-stops/>
      </style:paragraph-properties>
    </style:style>
    <style:style style:name="P2" style:family="paragraph" style:parent-style-name="Standard" style:list-style-name="L1">
      <style:paragraph-properties fo:margin-left="0.352in" fo:margin-right="0in" fo:text-indent="-0.2453in" style:auto-text-indent="false">
        <style:tab-stops/>
      </style:paragraph-properties>
    </style:style>
    <style:style style:name="T1" style:family="text">
      <style:text-properties fo:font-weight="bold" style:font-weight-asian="bold" style:font-weight-complex="bold"/>
    </style:style>
    <style:style style:name="T2" style:family="text">
      <style:text-properties style:text-position="super 58%" fo:font-weight="bold" style:font-weight-asian="bold" style:font-weight-complex="bol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35142687869465892" text:style-name="L1">
        <text:list-item>
          <text:p text:style-name="P2">What are man pages? <text:s/><text:span text:style-name="T1">A manual page with the documentation for a command.</text:span></text:p>
        </text:list-item>
        <text:list-item>
          <text:p text:style-name="P2">What does “whatis” access? <text:span text:style-name="T1">Single line manual descriptions.</text:span></text:p>
        </text:list-item>
        <text:list-item>
          <text:p text:style-name="P2">What does “apropos” access? <text:span text:style-name="T1">Manual pages.</text:span></text:p>
        </text:list-item>
        <text:list-item>
          <text:p text:style-name="P2">What is “less”? <text:s/>How do I get help when using “less”? <text:span text:style-name="T1">Less shows the file from the start. Press “h”.</text:span></text:p>
        </text:list-item>
        <text:list-item>
          <text:p text:style-name="P2">What are info pages? <text:s/>How are they related to man pages? <text:s/>Who has embraced them? <text:s/>Who has not embraced them? <text:s/>How do you read them? <text:s/>What are their advantages? <text:span text:style-name="T1">Info pages are similar to man pages, but they were designed more recently. The FSF has embraced them, but not many others have. You can read them by scrolling around and using enter to jump to links.</text:span></text:p>
        </text:list-item>
        <text:list-item>
          <text:p text:style-name="P2">Where else can you get additional documentation on your computer? <text:span text:style-name="T1">The README file.</text:span></text:p>
        </text:list-item>
        <text:list-item>
          <text:p text:style-name="P1">Where can you get on-line documentation? <text:a xlink:type="simple" xlink:href="https://www.tldp.org/" text:style-name="Internet_20_link" text:visited-style-name="Visited_20_Internet_20_Link">https://www.tldp.org</text:a> <text:span text:style-name="T1">HOWTOs and Guides.</text:span></text:p>
        </text:list-item>
        <text:list-item>
          <text:p text:style-name="P1">Where else can you go for help? <text:span text:style-name="T1">Local Linux Groups? IRC? (I am not really sure what this question was supposed to mean)</text:span></text:p>
        </text:list-item>
        <text:list-item>
          <text:p text:style-name="P1">When does our local Linux group meet? What is it called. <text:span text:style-name="T1">Washtenaw Linux Users Group meets on the 3</text:span><text:span text:style-name="T2">rd</text:span><text:span text:style-name="T1"> Tuesday of the mont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CIS 121<text:tab/>Exercise Module 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 Geyer</meta:initial-creator>
    <meta:creation-date>2014-01-29T22:03:42</meta:creation-date>
    <dc:date>2021-01-24T22:51:39</dc:date>
    <meta:editing-duration>P2DT2H14M43S</meta:editing-duration>
    <meta:editing-cycles>6</meta:editing-cycles>
    <meta:generator>OpenOffice/4.1.8$Unix OpenOffice.org_project/418m3$Build-9803</meta:generator>
    <dc:creator>Andrew Johnson</dc:creator>
    <meta:document-statistic meta:table-count="0" meta:image-count="0" meta:object-count="0" meta:page-count="1" meta:paragraph-count="10" meta:word-count="196" meta:character-count="1086"/>
  </office:meta>
</office:document-meta>
</file>